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ędę śpiewał Tobie,</text:span><text:span text:style-name="T1"><text:line-break/></text:span><text:span text:style-name="T1">mocy moja!</text:span><text:span text:style-name="T1"><text:line-break/></text:span><text:span text:style-name="T1">Ty, Panie,</text:span><text:span text:style-name="T1"><text:line-break/></text:span><text:span text:style-name="T1">jesteś mą nadzieją,</text:span><text:span text:style-name="T1"><text:line-break/></text:span><text:span text:style-name="T1">Tobie ufam i bać się</text:span><text:span text:style-name="T1"><text:line-break/></text:span><text:span text:style-name="T1">nie będ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none" style:country-asian="non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6-05-19T16:54:30</meta:creation-date>
    <dc:date>2013-09-24T10:42:05.070000000</dc:date>
    <dc:language>pl-PL</dc:language>
    <meta:editing-cycles>12</meta:editing-cycles>
    <meta:editing-duration>PT6M25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